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748cm"/>
    </style:style>
    <style:style style:name="co2" style:family="table-column">
      <style:table-column-properties fo:break-before="auto" style:column-width="8.12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fo:background-color="#c0c0c0"/>
      <style:text-properties style:use-window-font-color="tru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String</text:p>
          </table:table-cell>
          <table:table-cell table:style-name="ce1" office:value-type="string">
            <text:p>const</text:p>
          </table:table-cell>
        </table:table-row>
        <table:table-row table:style-name="ro1">
          <table:table-cell office:value-type="string">
            <text:p>A thread está suspensa?</text:p>
          </table:table-cell>
          <table:table-cell office:value-type="string">
            <text:p>SthreadSuspended</text:p>
          </table:table-cell>
        </table:table-row>
        <table:table-row table:style-name="ro1">
          <table:table-cell office:value-type="string">
            <text:p>A thread está suspensa?</text:p>
          </table:table-cell>
          <table:table-cell/>
        </table:table-row>
        <table:table-row table:style-name="ro1">
          <table:table-cell office:value-type="string">
            <text:p>A thread está suspensa?</text:p>
          </table:table-cell>
          <table:table-cell/>
        </table:table-row>
        <table:table-row table:style-name="ro1">
          <table:table-cell table:style-name="Default" office:value-type="string">
            <text:p>A zona escolhida para piscar não pode ser ela mesma!</text:p>
          </table:table-cell>
          <table:table-cell table:style-name="Default" office:value-type="string">
            <text:p>ScannotBlinkWithItSelf</text:p>
          </table:table-cell>
        </table:table-row>
        <table:table-row table:style-name="ro1">
          <table:table-cell office:value-type="string">
            <text:p>Arquivo inexistente!</text:p>
          </table:table-cell>
          <table:table-cell office:value-type="string">
            <text:p>SfileNotFound</text:p>
          </table:table-cell>
        </table:table-row>
        <table:table-row table:style-name="ro1">
          <table:table-cell table:style-name="Default" office:value-type="string">
            <text:p>As propriedades PLCMin e PLCMax tem de ser obrigatoriamente diferentes!</text:p>
          </table:table-cell>
          <table:table-cell table:style-name="Default" office:value-type="string">
            <text:p>SPLCMinPLCMaxMustBeDifferent</text:p>
          </table:table-cell>
        </table:table-row>
        <table:table-row table:style-name="ro1">
          <table:table-cell table:style-name="Default" office:value-type="string">
            <text:p>As propriedades PLCMin e PLCMax tem de ser obrigatoriamente diferentes!</text:p>
          </table:table-cell>
          <table:table-cell table:style-name="Default"/>
        </table:table-row>
        <table:table-row table:style-name="ro1">
          <table:table-cell office:value-type="string">
            <text:p>As propriedades SysMin e SysMax tem de ser obrigatoriamente diferentes!</text:p>
          </table:table-cell>
          <table:table-cell office:value-type="string">
            <text:p>SsysMinSysMaxMustBeDifferent</text:p>
          </table:table-cell>
        </table:table-row>
        <table:table-row table:style-name="ro1">
          <table:table-cell office:value-type="string">
            <text:p>As propriedades SysMin e SysMax tem de ser obrigatoriamente diferentes!</text:p>
          </table:table-cell>
          <table:table-cell/>
        </table:table-row>
        <table:table-row table:style-name="ro1">
          <table:table-cell table:style-name="Default" office:value-type="string">
            <text:p>A porta deve estar entre 1 e 65535!</text:p>
          </table:table-cell>
          <table:table-cell table:style-name="Default" office:value-type="string">
            <text:p>SportNumberRangeError</text:p>
          </table:table-cell>
        </table:table-row>
        <table:table-row table:style-name="ro1">
          <table:table-cell office:value-type="string">
            <text:p>É necessário estar conectado com o banco de dados!</text:p>
          </table:table-cell>
          <table:table-cell office:value-type="string">
            <text:p>SDBConnectionRequired</text:p>
          </table:table-cell>
        </table:table-row>
        <table:table-row table:style-name="ro1">
          <table:table-cell table:style-name="Default" office:value-type="string">
            <text:p>Este driver suporta somente tags PLC simples. Tags Bloco e String não são suportados!</text:p>
          </table:table-cell>
          <table:table-cell table:style-name="Default" office:value-type="string">
            <text:p>SonlyPLCTagNumber</text:p>
          </table:table-cell>
        </table:table-row>
        <table:table-row table:style-name="ro1">
          <table:table-cell table:style-name="Default" office:value-type="string">
            <text:p>Este driver suporta somente tags PLC simples. Tags Bloco e String não são suportados!</text:p>
          </table:table-cell>
          <table:table-cell table:style-name="Default"/>
        </table:table-row>
        <table:table-row table:style-name="ro1">
          <table:table-cell table:style-name="Default" office:value-type="string">
            <text:p>Este driver suporta somente tags PLC simples. Tags Bloco e String não são suportados!</text:p>
          </table:table-cell>
          <table:table-cell table:style-name="Default"/>
        </table:table-row>
        <table:table-row table:style-name="ro1">
          <table:table-cell office:value-type="string">
            <text:p>Este Tag já esta registrado com este driver!</text:p>
          </table:table-cell>
          <table:table-cell office:value-type="string">
            <text:p>STagAlreadyRegiteredWithThisDriver</text:p>
          </table:table-cell>
        </table:table-row>
        <table:table-row table:style-name="ro1">
          <table:table-cell table:style-name="Default" office:value-type="string">
            <text:p>Falha inicializando WinSock!</text:p>
          </table:table-cell>
          <table:table-cell table:style-name="Default" office:value-type="string">
            <text:p>SerrorInitializingWinsock</text:p>
          </table:table-cell>
        </table:table-row>
        <table:table-row table:style-name="ro1">
          <table:table-cell table:style-name="ce3" office:value-type="string">
            <text:p>Fora do range!</text:p>
          </table:table-cell>
          <table:table-cell table:style-name="ce3" office:value-type="string">
            <text:p>SoutOfBounds</text:p>
          </table:table-cell>
        </table:table-row>
        <table:table-row table:style-name="ro1">
          <table:table-cell table:style-name="ce3" office:value-type="string">
            <text:p>Fora dos limites da array!</text:p>
          </table:table-cell>
          <table:table-cell table:style-name="ce3"/>
        </table:table-row>
        <table:table-row table:style-name="ro1">
          <table:table-cell table:style-name="ce3" office:value-type="string">
            <text:p>Fora dos limites!</text:p>
          </table:table-cell>
          <table:table-cell table:style-name="ce3"/>
        </table:table-row>
        <table:table-row table:style-name="ro1">
          <table:table-cell table:style-name="ce3" office:value-type="string">
            <text:p>Fora dos limites!</text:p>
          </table:table-cell>
          <table:table-cell table:style-name="ce3"/>
        </table:table-row>
        <table:table-row table:style-name="ro1">
          <table:table-cell table:style-name="ce3" office:value-type="string">
            <text:p>Fora dos limites!</text:p>
          </table:table-cell>
          <table:table-cell table:style-name="ce3"/>
        </table:table-row>
        <table:table-row table:style-name="ro1">
          <table:table-cell table:style-name="ce3" office:value-type="string">
            <text:p>Indice fora dos limites!</text:p>
          </table:table-cell>
          <table:table-cell table:style-name="ce3"/>
        </table:table-row>
        <table:table-row table:style-name="ro1">
          <table:table-cell table:style-name="Default" office:value-type="string">
            <text:p>Impossível mudar propriedades de comunicação quando ativo!</text:p>
          </table:table-cell>
          <table:table-cell table:style-name="Default" office:value-type="string">
            <text:p>SimpossibleToChangeWhenActive</text:p>
          </table:table-cell>
        </table:table-row>
        <table:table-row table:style-name="ro1">
          <table:table-cell office:value-type="string">
            <text:p>Impossível remover conexão enquanto ela estiver em uso!</text:p>
          </table:table-cell>
          <table:table-cell office:value-type="string">
            <text:p>SimpossibleToRemoveWhenBusy</text:p>
          </table:table-cell>
        </table:table-row>
        <table:table-row table:style-name="ro1">
          <table:table-cell table:style-name="Default" office:value-type="string">
            <text:p>Incremento deve ser um valor maior que zero!</text:p>
          </table:table-cell>
          <table:table-cell table:style-name="Default" office:value-type="string">
            <text:p>SincrementMustBeGreaterThanZero</text:p>
          </table:table-cell>
        </table:table-row>
        <table:table-row table:style-name="ro1">
          <table:table-cell office:value-type="string">
            <text:p>Interface inválida!</text:p>
          </table:table-cell>
          <table:table-cell office:value-type="string">
            <text:p>SinvalidInterface</text:p>
          </table:table-cell>
        </table:table-row>
        <table:table-row table:style-name="ro1">
          <table:table-cell table:style-name="Default" office:value-type="string">
            <text:p>Memória insuficiente!</text:p>
          </table:table-cell>
          <table:table-cell table:style-name="Default" office:value-type="string">
            <text:p>SoutOfMemory</text:p>
          </table:table-cell>
        </table:table-row>
        <table:table-row table:style-name="ro1">
          <table:table-cell office:value-type="string">
            <text:p>Modo inválido!!'</text:p>
          </table:table-cell>
          <table:table-cell office:value-type="string">
            <text:p>SinvalidMode</text:p>
          </table:table-cell>
        </table:table-row>
        <table:table-row table:style-name="ro1">
          <table:table-cell office:value-type="string">
            <text:p>Modo inválido!!'</text:p>
          </table:table-cell>
          <table:table-cell/>
        </table:table-row>
        <table:table-row table:style-name="ro1">
          <table:table-cell office:value-type="string">
            <text:p>Modo inválido!!'</text:p>
          </table:table-cell>
          <table:table-cell/>
        </table:table-row>
        <table:table-row table:style-name="ro1">
          <table:table-cell office:value-type="string">
            <text:p>Modo inválido!!'</text:p>
          </table:table-cell>
          <table:table-cell/>
        </table:table-row>
        <table:table-row table:style-name="ro1">
          <table:table-cell table:style-name="Default" office:value-type="string">
            <text:p>O tamanho do byte pode ser 7 ou 8 somente!</text:p>
          </table:table-cell>
          <table:table-cell table:style-name="Default" office:value-type="string">
            <text:p>SsizeMustBe7or8</text:p>
          </table:table-cell>
        </table:table-row>
        <table:table-row table:style-name="ro1">
          <table:table-cell office:value-type="string">
            <text:p>O valor máximo precisa ser maior que o minimo!</text:p>
          </table:table-cell>
          <table:table-cell office:value-type="string">
            <text:p>SmaxMustBeGreaterThanMin</text:p>
          </table:table-cell>
        </table:table-row>
        <table:table-row table:style-name="ro1">
          <table:table-cell table:style-name="Default" office:value-type="string">
            <text:p>O valor minimo precisa ser menor que o máximo!</text:p>
          </table:table-cell>
          <table:table-cell table:style-name="Default" office:value-type="string">
            <text:p>SminMustBeLessThanMax</text:p>
          </table:table-cell>
        </table:table-row>
        <table:table-row table:style-name="ro1">
          <table:table-cell office:value-type="string">
            <text:p>O valor precisa ser diferente do valor FALSO!</text:p>
          </table:table-cell>
          <table:table-cell office:value-type="string">
            <text:p>StheValueMustBeDifferentOfValueFalseProperty</text:p>
          </table:table-cell>
        </table:table-row>
        <table:table-row table:style-name="ro1">
          <table:table-cell table:style-name="Default" office:value-type="string">
            <text:p>O valor precisa ser diferente do valor VERDADEIRO!</text:p>
          </table:table-cell>
          <table:table-cell table:style-name="Default" office:value-type="string">
            <text:p>StheValueMustBeDifferentOfValueTrueProperty</text:p>
          </table:table-cell>
        </table:table-row>
        <table:table-row table:style-name="ro1">
          <table:table-cell office:value-type="string">
            <text:p>Os banco de dados suportados são: MySQL, SQLite e PostgreSQL</text:p>
          </table:table-cell>
          <table:table-cell office:value-type="string">
            <text:p>SonlyMySQL_SQLite_PostgresSupported</text:p>
          </table:table-cell>
        </table:table-row>
        <table:table-row table:style-name="ro1">
          <table:table-cell table:style-name="Default" office:value-type="string">
            <text:p>Para a comparação do tipo ztBit o valor de Value1 precisa ser maior ou igual a 0 (Zero) e menor ou igual a 31!</text:p>
          </table:table-cell>
          <table:table-cell table:style-name="Default" office:value-type="string">
            <text:p>SztBitcomparationValue1MustBeBetween0And31</text:p>
          </table:table-cell>
        </table:table-row>
        <table:table-row table:style-name="ro1">
          <table:table-cell table:style-name="Default" office:value-type="string">
            <text:p>Para o tipo de comparação bit, o valor máximo deve ser 31 e o minimo deve ser 0 (ZERO)!</text:p>
          </table:table-cell>
          <table:table-cell table:style-name="Default"/>
        </table:table-row>
        <table:table-row table:style-name="ro1">
          <table:table-cell office:value-type="string">
            <text:p>Porta serial inexistente!!</text:p>
          </table:table-cell>
          <table:table-cell office:value-type="string">
            <text:p>SserialPortNotExist</text:p>
          </table:table-cell>
        </table:table-row>
        <table:table-row table:style-name="ro1">
          <table:table-cell table:style-name="Default" office:value-type="string">
            <text:p>Sem conexão com banco de dados!</text:p>
          </table:table-cell>
          <table:table-cell table:style-name="Default" office:value-type="string">
            <text:p>SwithoutDBConnection</text:p>
          </table:table-cell>
        </table:table-row>
        <table:table-row table:style-name="ro1">
          <table:table-cell office:value-type="string">
            <text:p>Somente tags numéricos são aceitos!</text:p>
          </table:table-cell>
          <table:table-cell office:value-type="string">
            <text:p>SonlyNumericTags</text:p>
          </table:table-cell>
        </table:table-row>
        <table:table-row table:style-name="ro1">
          <table:table-cell office:value-type="string">
            <text:p>Somente tags numéricos são aceitos!</text:p>
          </table:table-cell>
          <table:table-cell/>
        </table:table-row>
        <table:table-row table:style-name="ro1">
          <table:table-cell office:value-type="string">
            <text:p>Somente tags numéricos são aceitos!</text:p>
          </table:table-cell>
          <table:table-cell/>
        </table:table-row>
        <table:table-row table:style-name="ro1">
          <table:table-cell office:value-type="string">
            <text:p>Somente tags numéricos são aceitos!</text:p>
          </table:table-cell>
          <table:table-cell/>
        </table:table-row>
        <table:table-row table:style-name="ro1">
          <table:table-cell office:value-type="string">
            <text:p>Somente tags numéricos são aceitos!</text:p>
          </table:table-cell>
          <table:table-cell/>
        </table:table-row>
        <table:table-row table:style-name="ro1">
          <table:table-cell office:value-type="string">
            <text:p>Somente tags numéricos são aceitos!</text:p>
          </table:table-cell>
          <table:table-cell/>
        </table:table-row>
        <table:table-row table:style-name="ro1">
          <table:table-cell office:value-type="string">
            <text:p>Somente tags numéricos são aceitos!</text:p>
          </table:table-cell>
          <table:table-cell/>
        </table:table-row>
        <table:table-row table:style-name="ro1">
          <table:table-cell office:value-type="string">
            <text:p>Somente tags numéricos são aceitos!</text:p>
          </table:table-cell>
          <table:table-cell/>
        </table:table-row>
        <table:table-row table:style-name="ro1">
          <table:table-cell office:value-type="string">
            <text:p>Somente tags numéricos são aceitos!</text:p>
          </table:table-cell>
          <table:table-cell/>
        </table:table-row>
        <table:table-row table:style-name="ro1">
          <table:table-cell table:style-name="Default" office:value-type="string">
            <text:p>Tabela de de integrantes dos grupos não existe! Impossível continuar!</text:p>
          </table:table-cell>
          <table:table-cell table:style-name="Default" office:value-type="string">
            <text:p>SuserTableCorrupted</text:p>
          </table:table-cell>
        </table:table-row>
        <table:table-row table:style-name="ro1">
          <table:table-cell office:value-type="string">
            <text:p>Tabela de grupos não existe! Impossível continuar!</text:p>
          </table:table-cell>
          <table:table-cell office:value-type="string">
            <text:p>SgroupsTableNotExist</text:p>
          </table:table-cell>
        </table:table-row>
        <table:table-row table:style-name="ro1">
          <table:table-cell office:value-type="string">
            <text:p>Tabela de grupos não existe! Impossível continuar!</text:p>
          </table:table-cell>
          <table:table-cell/>
        </table:table-row>
        <table:table-row table:style-name="ro1">
          <table:table-cell office:value-type="string">
            <text:p>Tabela de grupos não existe! Impossível continuar!</text:p>
          </table:table-cell>
          <table:table-cell/>
        </table:table-row>
        <table:table-row table:style-name="ro1">
          <table:table-cell table:style-name="Default" office:value-type="string">
            <text:p>Tabela de usuários não existe! Impossível continuar!</text:p>
          </table:table-cell>
          <table:table-cell table:style-name="Default" office:value-type="string">
            <text:p>SusersTableNotExist</text:p>
          </table:table-cell>
        </table:table-row>
        <table:table-row table:style-name="ro1">
          <table:table-cell office:value-type="string">
            <text:p>Tabelas corrompidas! Impossível continuar!</text:p>
          </table:table-cell>
          <table:table-cell office:value-type="string">
            <text:p>StablesCorrupt</text:p>
          </table:table-cell>
        </table:table-row>
        <table:table-row table:style-name="ro1">
          <table:table-cell office:value-type="string">
            <text:p>Tabelas corrompidas! Impossível continuar!</text:p>
          </table:table-cell>
          <table:table-cell/>
        </table:table-row>
        <table:table-row table:style-name="ro1">
          <table:table-cell office:value-type="string">
            <text:p>Tabelas corrompidas! Impossível continuar!</text:p>
          </table:table-cell>
          <table:table-cell/>
        </table:table-row>
        <table:table-row table:style-name="ro1">
          <table:table-cell office:value-type="string">
            <text:p>Tabelas corrompidas! Impossível continuar!</text:p>
          </table:table-cell>
          <table:table-cell/>
        </table:table-row>
        <table:table-row table:style-name="ro1">
          <table:table-cell office:value-type="string">
            <text:p>Tabelas corrompidas! Impossível continuar!</text:p>
          </table:table-cell>
          <table:table-cell/>
        </table:table-row>
        <table:table-row table:style-name="ro1">
          <table:table-cell table:style-name="Default" office:value-type="string">
            <text:p>Tag Inválido!</text:p>
          </table:table-cell>
          <table:table-cell table:style-name="Default" office:value-type="string">
            <text:p>SinvalidTag</text:p>
          </table:table-cell>
        </table:table-row>
        <table:table-row table:style-name="ro1">
          <table:table-cell table:style-name="Default" office:value-type="string">
            <text:p>Tag Inválido!</text:p>
          </table:table-cell>
          <table:table-cell table:style-name="Default"/>
        </table:table-row>
        <table:table-row table:style-name="ro1">
          <table:table-cell table:style-name="Default" office:value-type="string">
            <text:p>Tag inválido!</text:p>
          </table:table-cell>
          <table:table-cell table:style-name="Default"/>
        </table:table-row>
        <table:table-row table:style-name="ro1">
          <table:table-cell table:style-name="Default" office:value-type="string">
            <text:p>Tag inválido!</text:p>
          </table:table-cell>
          <table:table-cell table:style-name="Default"/>
        </table:table-row>
        <table:table-row table:style-name="ro1">
          <table:table-cell table:style-name="Default" office:value-type="string">
            <text:p>Tag inválido!</text:p>
          </table:table-cell>
          <table:table-cell table:style-name="Default"/>
        </table:table-row>
        <table:table-row table:style-name="ro1">
          <table:table-cell table:style-name="Default" office:value-type="string">
            <text:p>Tipo do Tag inválido!</text:p>
          </table:table-cell>
          <table:table-cell table:style-name="Default"/>
        </table:table-row>
        <table:table-row table:style-name="ro1">
          <table:table-cell office:value-type="string">
            <text:p>Tamanho necessita ser no minimo 1!</text:p>
          </table:table-cell>
          <table:table-cell office:value-type="string">
            <text:p>SsizeMustBeAtLeastOne</text:p>
          </table:table-cell>
        </table:table-row>
        <table:table-row table:style-name="ro1">
          <table:table-cell office:value-type="string">
            <text:p>Tamanho necessita ser no minimo 1!</text:p>
          </table:table-cell>
          <table:table-cell/>
        </table:table-row>
        <table:table-row table:style-name="ro1">
          <table:table-cell table:style-name="Default" office:value-type="string">
            <text:p>Tamanho máximo da string fora dos limites!</text:p>
          </table:table-cell>
          <table:table-cell table:style-name="Default" office:value-type="string">
            <text:p>SstringSizeOutOfBounds</text:p>
          </table:table-cell>
        </table:table-row>
        <table:table-row table:style-name="ro1">
          <table:table-cell office:value-type="string">
            <text:p>Tipo inválido!</text:p>
          </table:table-cell>
          <table:table-cell office:value-type="string">
            <text:p>SinvalidType</text:p>
          </table:table-cell>
        </table:table-row>
        <table:table-row table:style-name="ro1">
          <table:table-cell table:style-name="Default" office:value-type="string">
            <text:p>Valor das propriedades inválido!</text:p>
          </table:table-cell>
          <table:table-cell table:style-name="Default" office:value-type="string">
            <text:p>SinvalidValue</text:p>
          </table:table-cell>
        </table:table-row>
        <table:table-row table:style-name="ro1">
          <table:table-cell table:style-name="Default" office:value-type="string">
            <text:p>Valor inválido!</text:p>
          </table:table-cell>
          <table:table-cell table:style-name="Default"/>
        </table:table-row>
        <table:table-row table:style-name="ro1">
          <table:table-cell table:style-name="Default" office:value-type="string">
            <text:p>Valor inválido!</text:p>
          </table:table-cell>
          <table:table-cell table:style-name="Default"/>
        </table:table-row>
        <table:table-row table:style-name="ro1">
          <table:table-cell table:style-name="Default" office:value-type="string">
            <text:p>Valor inválido!</text:p>
          </table:table-cell>
          <table:table-cell table:style-name="Default"/>
        </table:table-row>
        <table:table-row table:style-name="ro1">
          <table:table-cell table:style-name="Default" office:value-type="string">
            <text:p>Valor inválido!</text:p>
          </table:table-cell>
          <table:table-cell table:style-name="Default"/>
        </table:table-row>
        <table:table-row table:style-name="ro1">
          <table:table-cell table:style-name="Default" office:value-type="string">
            <text:p>Valor inválido!</text:p>
          </table:table-cell>
          <table:table-cell table:style-name="Default"/>
        </table:table-row>
        <table:table-row table:style-name="ro1">
          <table:table-cell table:style-name="Default" office:value-type="string">
            <text:p>Valor inválido!</text:p>
          </table:table-cell>
          <table:table-cell table:style-name="Default"/>
        </table:table-row>
        <table:table-row table:style-name="ro1">
          <table:table-cell office:value-type="string">
            <text:p>Versao incorreta da WinSock. Requerida versao 2.0</text:p>
          </table:table-cell>
          <table:table-cell office:value-type="string">
            <text:p>SinvalidWinSockVersion</text:p>
          </table:table-cell>
        </table:table-row>
      </table:table>
      <table:table table:name="Planilha2" table:style-name="ta1" table:print="false">
        <table:table-column table:style-name="co2" table:default-cell-style-name="ce4"/>
        <table:table-column table:style-name="co1" table:default-cell-style-name="ce4"/>
        <table:table-column table:style-name="co4" table:default-cell-style-name="Default"/>
        <table:table-row table:style-name="ro1">
          <table:table-cell office:value-type="string">
            <text:p>SthreadSuspended</text:p>
          </table:table-cell>
          <table:table-cell office:value-type="string">
            <text:p>A thread está suspensa?</text:p>
          </table:table-cell>
          <table:table-cell table:formula="of:=CONCATENATE([.A1];&quot;='&quot;;[.B1];&quot;';&quot;)" office:value-type="string" office:string-value="SthreadSuspended='A thread está suspensa?';">
            <text:p>SthreadSuspended='A thread está suspensa?';</text:p>
          </table:table-cell>
        </table:table-row>
        <table:table-row table:style-name="ro1">
          <table:table-cell office:value-type="string">
            <text:p>ScannotBlinkWithItSelf</text:p>
          </table:table-cell>
          <table:table-cell office:value-type="string">
            <text:p>A zona escolhida para piscar não pode ser ela mesma!</text:p>
          </table:table-cell>
          <table:table-cell table:formula="of:=CONCATENATE([.A2];&quot;='&quot;;[.B2];&quot;';&quot;)" office:value-type="string" office:string-value="ScannotBlinkWithItSelf='A zona escolhida para piscar não pode ser ela mesma!';">
            <text:p>ScannotBlinkWithItSelf='A zona escolhida para piscar não pode ser ela mesma!';</text:p>
          </table:table-cell>
        </table:table-row>
        <table:table-row table:style-name="ro1">
          <table:table-cell office:value-type="string">
            <text:p>SfileNotFound</text:p>
          </table:table-cell>
          <table:table-cell office:value-type="string">
            <text:p>Arquivo inexistente!</text:p>
          </table:table-cell>
          <table:table-cell table:formula="of:=CONCATENATE([.A3];&quot;='&quot;;[.B3];&quot;';&quot;)" office:value-type="string" office:string-value="SfileNotFound='Arquivo inexistente!';">
            <text:p>SfileNotFound='Arquivo inexistente!';</text:p>
          </table:table-cell>
        </table:table-row>
        <table:table-row table:style-name="ro1">
          <table:table-cell office:value-type="string">
            <text:p>SPLCMinPLCMaxMustBeDifferent</text:p>
          </table:table-cell>
          <table:table-cell office:value-type="string">
            <text:p>As propriedades PLCMin e PLCMax tem de ser obrigatoriamente diferentes!</text:p>
          </table:table-cell>
          <table:table-cell table:formula="of:=CONCATENATE([.A4];&quot;='&quot;;[.B4];&quot;';&quot;)" office:value-type="string" office:string-value="SPLCMinPLCMaxMustBeDifferent='As propriedades PLCMin e PLCMax tem de ser obrigatoriamente diferentes!';">
            <text:p>SPLCMinPLCMaxMustBeDifferent='As propriedades PLCMin e PLCMax tem de ser obrigatoriamente diferentes!';</text:p>
          </table:table-cell>
        </table:table-row>
        <table:table-row table:style-name="ro1">
          <table:table-cell office:value-type="string">
            <text:p>SsysMinSysMaxMustBeDifferent</text:p>
          </table:table-cell>
          <table:table-cell office:value-type="string">
            <text:p>As propriedades SysMin e SysMax tem de ser obrigatoriamente diferentes!</text:p>
          </table:table-cell>
          <table:table-cell table:formula="of:=CONCATENATE([.A5];&quot;='&quot;;[.B5];&quot;';&quot;)" office:value-type="string" office:string-value="SsysMinSysMaxMustBeDifferent='As propriedades SysMin e SysMax tem de ser obrigatoriamente diferentes!';">
            <text:p>SsysMinSysMaxMustBeDifferent='As propriedades SysMin e SysMax tem de ser obrigatoriamente diferentes!';</text:p>
          </table:table-cell>
        </table:table-row>
        <table:table-row table:style-name="ro1">
          <table:table-cell office:value-type="string">
            <text:p>SportNumberRangeError</text:p>
          </table:table-cell>
          <table:table-cell office:value-type="string">
            <text:p>A porta deve estar entre 1 e 65535!</text:p>
          </table:table-cell>
          <table:table-cell table:formula="of:=CONCATENATE([.A6];&quot;='&quot;;[.B6];&quot;';&quot;)" office:value-type="string" office:string-value="SportNumberRangeError='A porta deve estar entre 1 e 65535!';">
            <text:p>SportNumberRangeError='A porta deve estar entre 1 e 65535!';</text:p>
          </table:table-cell>
        </table:table-row>
        <table:table-row table:style-name="ro1">
          <table:table-cell office:value-type="string">
            <text:p>SDBConnectionRequired</text:p>
          </table:table-cell>
          <table:table-cell office:value-type="string">
            <text:p>É necessário estar conectado com o banco de dados!</text:p>
          </table:table-cell>
          <table:table-cell table:formula="of:=CONCATENATE([.A7];&quot;='&quot;;[.B7];&quot;';&quot;)" office:value-type="string" office:string-value="SDBConnectionRequired='É necessário estar conectado com o banco de dados!';">
            <text:p>SDBConnectionRequired='É necessário estar conectado com o banco de dados!';</text:p>
          </table:table-cell>
        </table:table-row>
        <table:table-row table:style-name="ro1">
          <table:table-cell office:value-type="string">
            <text:p>SonlyPLCTagNumber</text:p>
          </table:table-cell>
          <table:table-cell office:value-type="string">
            <text:p>Este driver suporta somente tags PLC simples. Tags Bloco e String não são suportados!</text:p>
          </table:table-cell>
          <table:table-cell table:formula="of:=CONCATENATE([.A8];&quot;='&quot;;[.B8];&quot;';&quot;)" office:value-type="string" office:string-value="SonlyPLCTagNumber='Este driver suporta somente tags PLC simples. Tags Bloco e String não são suportados!';">
            <text:p>SonlyPLCTagNumber='Este driver suporta somente tags PLC simples. Tags Bloco e String não são suportados!';</text:p>
          </table:table-cell>
        </table:table-row>
        <table:table-row table:style-name="ro1">
          <table:table-cell office:value-type="string">
            <text:p>STagAlreadyRegiteredWithThisDriver</text:p>
          </table:table-cell>
          <table:table-cell office:value-type="string">
            <text:p>Este Tag já esta registrado com este driver!</text:p>
          </table:table-cell>
          <table:table-cell table:formula="of:=CONCATENATE([.A9];&quot;='&quot;;[.B9];&quot;';&quot;)" office:value-type="string" office:string-value="STagAlreadyRegiteredWithThisDriver='Este Tag já esta registrado com este driver!';">
            <text:p>STagAlreadyRegiteredWithThisDriver='Este Tag já esta registrado com este driver!';</text:p>
          </table:table-cell>
        </table:table-row>
        <table:table-row table:style-name="ro1">
          <table:table-cell office:value-type="string">
            <text:p>SerrorInitializingWinsock</text:p>
          </table:table-cell>
          <table:table-cell office:value-type="string">
            <text:p>Falha inicializando WinSock!</text:p>
          </table:table-cell>
          <table:table-cell table:formula="of:=CONCATENATE([.A10];&quot;='&quot;;[.B10];&quot;';&quot;)" office:value-type="string" office:string-value="SerrorInitializingWinsock='Falha inicializando WinSock!';">
            <text:p>SerrorInitializingWinsock='Falha inicializando WinSock!';</text:p>
          </table:table-cell>
        </table:table-row>
        <table:table-row table:style-name="ro1">
          <table:table-cell table:style-name="ce5" office:value-type="string">
            <text:p>SoutOfBounds</text:p>
          </table:table-cell>
          <table:table-cell table:style-name="ce5" office:value-type="string">
            <text:p>Fora do range!</text:p>
          </table:table-cell>
          <table:table-cell table:formula="of:=CONCATENATE([.A11];&quot;='&quot;;[.B11];&quot;';&quot;)" office:value-type="string" office:string-value="SoutOfBounds='Fora do range!';">
            <text:p>SoutOfBounds='Fora do range!';</text:p>
          </table:table-cell>
        </table:table-row>
        <table:table-row table:style-name="ro1">
          <table:table-cell office:value-type="string">
            <text:p>SimpossibleToChangeWhenActive</text:p>
          </table:table-cell>
          <table:table-cell office:value-type="string">
            <text:p>Impossível mudar propriedades de comunicação quando ativo!</text:p>
          </table:table-cell>
          <table:table-cell table:formula="of:=CONCATENATE([.A12];&quot;='&quot;;[.B12];&quot;';&quot;)" office:value-type="string" office:string-value="SimpossibleToChangeWhenActive='Impossível mudar propriedades de comunicação quando ativo!';">
            <text:p>SimpossibleToChangeWhenActive='Impossível mudar propriedades de comunicação quando ativo!';</text:p>
          </table:table-cell>
        </table:table-row>
        <table:table-row table:style-name="ro1">
          <table:table-cell office:value-type="string">
            <text:p>SimpossibleToRemoveWhenBusy</text:p>
          </table:table-cell>
          <table:table-cell office:value-type="string">
            <text:p>Impossível remover conexão enquanto ela estiver em uso!</text:p>
          </table:table-cell>
          <table:table-cell table:formula="of:=CONCATENATE([.A13];&quot;='&quot;;[.B13];&quot;';&quot;)" office:value-type="string" office:string-value="SimpossibleToRemoveWhenBusy='Impossível remover conexão enquanto ela estiver em uso!';">
            <text:p>SimpossibleToRemoveWhenBusy='Impossível remover conexão enquanto ela estiver em uso!';</text:p>
          </table:table-cell>
        </table:table-row>
        <table:table-row table:style-name="ro1">
          <table:table-cell office:value-type="string">
            <text:p>SincrementMustBeGreaterThanZero</text:p>
          </table:table-cell>
          <table:table-cell office:value-type="string">
            <text:p>Incremento deve ser um valor maior que zero!</text:p>
          </table:table-cell>
          <table:table-cell table:formula="of:=CONCATENATE([.A14];&quot;='&quot;;[.B14];&quot;';&quot;)" office:value-type="string" office:string-value="SincrementMustBeGreaterThanZero='Incremento deve ser um valor maior que zero!';">
            <text:p>SincrementMustBeGreaterThanZero='Incremento deve ser um valor maior que zero!';</text:p>
          </table:table-cell>
        </table:table-row>
        <table:table-row table:style-name="ro1">
          <table:table-cell office:value-type="string">
            <text:p>SinvalidInterface</text:p>
          </table:table-cell>
          <table:table-cell office:value-type="string">
            <text:p>Interface inválida!</text:p>
          </table:table-cell>
          <table:table-cell table:formula="of:=CONCATENATE([.A15];&quot;='&quot;;[.B15];&quot;';&quot;)" office:value-type="string" office:string-value="SinvalidInterface='Interface inválida!';">
            <text:p>SinvalidInterface='Interface inválida!';</text:p>
          </table:table-cell>
        </table:table-row>
        <table:table-row table:style-name="ro1">
          <table:table-cell office:value-type="string">
            <text:p>SoutOfMemory</text:p>
          </table:table-cell>
          <table:table-cell office:value-type="string">
            <text:p>Memória insuficiente!</text:p>
          </table:table-cell>
          <table:table-cell table:formula="of:=CONCATENATE([.A16];&quot;='&quot;;[.B16];&quot;';&quot;)" office:value-type="string" office:string-value="SoutOfMemory='Memória insuficiente!';">
            <text:p>SoutOfMemory='Memória insuficiente!';</text:p>
          </table:table-cell>
        </table:table-row>
        <table:table-row table:style-name="ro1">
          <table:table-cell office:value-type="string">
            <text:p>SinvalidMode</text:p>
          </table:table-cell>
          <table:table-cell office:value-type="string">
            <text:p>Modo inválido!!'</text:p>
          </table:table-cell>
          <table:table-cell table:formula="of:=CONCATENATE([.A17];&quot;='&quot;;[.B17];&quot;';&quot;)" office:value-type="string" office:string-value="SinvalidMode='Modo inválido!!'';">
            <text:p>SinvalidMode='Modo inválido!!'';</text:p>
          </table:table-cell>
        </table:table-row>
        <table:table-row table:style-name="ro1">
          <table:table-cell office:value-type="string">
            <text:p>SsizeMustBe7or8</text:p>
          </table:table-cell>
          <table:table-cell office:value-type="string">
            <text:p>O tamanho do byte pode ser 7 ou 8 somente!</text:p>
          </table:table-cell>
          <table:table-cell table:formula="of:=CONCATENATE([.A18];&quot;='&quot;;[.B18];&quot;';&quot;)" office:value-type="string" office:string-value="SsizeMustBe7or8='O tamanho do byte pode ser 7 ou 8 somente!';">
            <text:p>SsizeMustBe7or8='O tamanho do byte pode ser 7 ou 8 somente!';</text:p>
          </table:table-cell>
        </table:table-row>
        <table:table-row table:style-name="ro1">
          <table:table-cell office:value-type="string">
            <text:p>SmaxMustBeGreaterThanMin</text:p>
          </table:table-cell>
          <table:table-cell office:value-type="string">
            <text:p>O valor máximo precisa ser maior que o minimo!</text:p>
          </table:table-cell>
          <table:table-cell table:formula="of:=CONCATENATE([.A19];&quot;='&quot;;[.B19];&quot;';&quot;)" office:value-type="string" office:string-value="SmaxMustBeGreaterThanMin='O valor máximo precisa ser maior que o minimo!';">
            <text:p>SmaxMustBeGreaterThanMin='O valor máximo precisa ser maior que o minimo!';</text:p>
          </table:table-cell>
        </table:table-row>
        <table:table-row table:style-name="ro1">
          <table:table-cell office:value-type="string">
            <text:p>SminMustBeLessThanMax</text:p>
          </table:table-cell>
          <table:table-cell office:value-type="string">
            <text:p>O valor minimo precisa ser menor que o máximo!</text:p>
          </table:table-cell>
          <table:table-cell table:formula="of:=CONCATENATE([.A20];&quot;='&quot;;[.B20];&quot;';&quot;)" office:value-type="string" office:string-value="SminMustBeLessThanMax='O valor minimo precisa ser menor que o máximo!';">
            <text:p>SminMustBeLessThanMax='O valor minimo precisa ser menor que o máximo!';</text:p>
          </table:table-cell>
        </table:table-row>
        <table:table-row table:style-name="ro1">
          <table:table-cell office:value-type="string">
            <text:p>StheValueMustBeDifferentOfValueFalseProperty</text:p>
          </table:table-cell>
          <table:table-cell office:value-type="string">
            <text:p>O valor precisa ser diferente do valor FALSO!</text:p>
          </table:table-cell>
          <table:table-cell table:formula="of:=CONCATENATE([.A21];&quot;='&quot;;[.B21];&quot;';&quot;)" office:value-type="string" office:string-value="StheValueMustBeDifferentOfValueFalseProperty='O valor precisa ser diferente do valor FALSO!';">
            <text:p>StheValueMustBeDifferentOfValueFalseProperty='O valor precisa ser diferente do valor FALSO!';</text:p>
          </table:table-cell>
        </table:table-row>
        <table:table-row table:style-name="ro1">
          <table:table-cell office:value-type="string">
            <text:p>StheValueMustBeDifferentOfValueTrueProperty</text:p>
          </table:table-cell>
          <table:table-cell office:value-type="string">
            <text:p>O valor precisa ser diferente do valor VERDADEIRO!</text:p>
          </table:table-cell>
          <table:table-cell table:formula="of:=CONCATENATE([.A22];&quot;='&quot;;[.B22];&quot;';&quot;)" office:value-type="string" office:string-value="StheValueMustBeDifferentOfValueTrueProperty='O valor precisa ser diferente do valor VERDADEIRO!';">
            <text:p>StheValueMustBeDifferentOfValueTrueProperty='O valor precisa ser diferente do valor VERDADEIRO!';</text:p>
          </table:table-cell>
        </table:table-row>
        <table:table-row table:style-name="ro1">
          <table:table-cell office:value-type="string">
            <text:p>SonlyMySQL_SQLite_PostgresSupported</text:p>
          </table:table-cell>
          <table:table-cell office:value-type="string">
            <text:p>Os banco de dados suportados são: MySQL, SQLite e PostgreSQL</text:p>
          </table:table-cell>
          <table:table-cell table:formula="of:=CONCATENATE([.A23];&quot;='&quot;;[.B23];&quot;';&quot;)" office:value-type="string" office:string-value="SonlyMySQL_SQLite_PostgresSupported='Os banco de dados suportados são: MySQL, SQLite e PostgreSQL';">
            <text:p>SonlyMySQL_SQLite_PostgresSupported='Os banco de dados suportados são: MySQL, SQLite e PostgreSQL';</text:p>
          </table:table-cell>
        </table:table-row>
        <table:table-row table:style-name="ro1">
          <table:table-cell office:value-type="string">
            <text:p>SztBitcomparationValue1MustBeBetween0And31</text:p>
          </table:table-cell>
          <table:table-cell office:value-type="string">
            <text:p>Para a comparação do tipo ztBit o valor de Value1 precisa ser maior ou igual a 0 (Zero) e menor ou igual a 31!</text:p>
          </table:table-cell>
          <table:table-cell table:formula="of:=CONCATENATE([.A24];&quot;='&quot;;[.B24];&quot;';&quot;)" office:value-type="string" office:string-value="SztBitcomparationValue1MustBeBetween0And31='Para a comparação do tipo ztBit o valor de Value1 precisa ser maior ou igual a 0 (Zero) e menor ou igual a 31!';">
            <text:p>SztBitcomparationValue1MustBeBetween0And31='Para a comparação do tipo ztBit o valor de Value1 precisa ser maior ou igual a 0 (Zero) e menor ou igual a 31!';</text:p>
          </table:table-cell>
        </table:table-row>
        <table:table-row table:style-name="ro1">
          <table:table-cell office:value-type="string">
            <text:p>SserialPortNotExist</text:p>
          </table:table-cell>
          <table:table-cell office:value-type="string">
            <text:p>Porta serial inexistente!!</text:p>
          </table:table-cell>
          <table:table-cell table:formula="of:=CONCATENATE([.A25];&quot;='&quot;;[.B25];&quot;';&quot;)" office:value-type="string" office:string-value="SserialPortNotExist='Porta serial inexistente!!';">
            <text:p>SserialPortNotExist='Porta serial inexistente!!';</text:p>
          </table:table-cell>
        </table:table-row>
        <table:table-row table:style-name="ro1">
          <table:table-cell office:value-type="string">
            <text:p>SwithoutDBConnection</text:p>
          </table:table-cell>
          <table:table-cell office:value-type="string">
            <text:p>Sem conexão com banco de dados!</text:p>
          </table:table-cell>
          <table:table-cell table:formula="of:=CONCATENATE([.A26];&quot;='&quot;;[.B26];&quot;';&quot;)" office:value-type="string" office:string-value="SwithoutDBConnection='Sem conexão com banco de dados!';">
            <text:p>SwithoutDBConnection='Sem conexão com banco de dados!';</text:p>
          </table:table-cell>
        </table:table-row>
        <table:table-row table:style-name="ro1">
          <table:table-cell office:value-type="string">
            <text:p>SonlyNumericTags</text:p>
          </table:table-cell>
          <table:table-cell office:value-type="string">
            <text:p>Somente tags numéricos são aceitos!</text:p>
          </table:table-cell>
          <table:table-cell table:formula="of:=CONCATENATE([.A27];&quot;='&quot;;[.B27];&quot;';&quot;)" office:value-type="string" office:string-value="SonlyNumericTags='Somente tags numéricos são aceitos!';">
            <text:p>SonlyNumericTags='Somente tags numéricos são aceitos!';</text:p>
          </table:table-cell>
        </table:table-row>
        <table:table-row table:style-name="ro1">
          <table:table-cell office:value-type="string">
            <text:p>SuserTableCorrupted</text:p>
          </table:table-cell>
          <table:table-cell office:value-type="string">
            <text:p>Tabela de de integrantes dos grupos não existe! Impossível continuar!</text:p>
          </table:table-cell>
          <table:table-cell table:formula="of:=CONCATENATE([.A28];&quot;='&quot;;[.B28];&quot;';&quot;)" office:value-type="string" office:string-value="SuserTableCorrupted='Tabela de de integrantes dos grupos não existe! Impossível continuar!';">
            <text:p>SuserTableCorrupted='Tabela de de integrantes dos grupos não existe! Impossível continuar!';</text:p>
          </table:table-cell>
        </table:table-row>
        <table:table-row table:style-name="ro1">
          <table:table-cell office:value-type="string">
            <text:p>SgroupsTableNotExist</text:p>
          </table:table-cell>
          <table:table-cell office:value-type="string">
            <text:p>Tabela de grupos não existe! Impossível continuar!</text:p>
          </table:table-cell>
          <table:table-cell table:formula="of:=CONCATENATE([.A29];&quot;='&quot;;[.B29];&quot;';&quot;)" office:value-type="string" office:string-value="SgroupsTableNotExist='Tabela de grupos não existe! Impossível continuar!';">
            <text:p>SgroupsTableNotExist='Tabela de grupos não existe! Impossível continuar!';</text:p>
          </table:table-cell>
        </table:table-row>
        <table:table-row table:style-name="ro1">
          <table:table-cell office:value-type="string">
            <text:p>SusersTableNotExist</text:p>
          </table:table-cell>
          <table:table-cell office:value-type="string">
            <text:p>Tabela de usuários não existe! Impossível continuar!</text:p>
          </table:table-cell>
          <table:table-cell table:formula="of:=CONCATENATE([.A30];&quot;='&quot;;[.B30];&quot;';&quot;)" office:value-type="string" office:string-value="SusersTableNotExist='Tabela de usuários não existe! Impossível continuar!';">
            <text:p>SusersTableNotExist='Tabela de usuários não existe! Impossível continuar!';</text:p>
          </table:table-cell>
        </table:table-row>
        <table:table-row table:style-name="ro1">
          <table:table-cell office:value-type="string">
            <text:p>StablesCorrupt</text:p>
          </table:table-cell>
          <table:table-cell office:value-type="string">
            <text:p>Tabelas corrompidas! Impossível continuar!</text:p>
          </table:table-cell>
          <table:table-cell table:formula="of:=CONCATENATE([.A31];&quot;='&quot;;[.B31];&quot;';&quot;)" office:value-type="string" office:string-value="StablesCorrupt='Tabelas corrompidas! Impossível continuar!';">
            <text:p>StablesCorrupt='Tabelas corrompidas! Impossível continuar!';</text:p>
          </table:table-cell>
        </table:table-row>
        <table:table-row table:style-name="ro1">
          <table:table-cell office:value-type="string">
            <text:p>SinvalidTag</text:p>
          </table:table-cell>
          <table:table-cell office:value-type="string">
            <text:p>Tag Inválido!</text:p>
          </table:table-cell>
          <table:table-cell table:formula="of:=CONCATENATE([.A32];&quot;='&quot;;[.B32];&quot;';&quot;)" office:value-type="string" office:string-value="SinvalidTag='Tag Inválido!';">
            <text:p>SinvalidTag='Tag Inválido!';</text:p>
          </table:table-cell>
        </table:table-row>
        <table:table-row table:style-name="ro1">
          <table:table-cell office:value-type="string">
            <text:p>SsizeMustBeAtLeastOne</text:p>
          </table:table-cell>
          <table:table-cell office:value-type="string">
            <text:p>Tamanho necessita ser no minimo 1!</text:p>
          </table:table-cell>
          <table:table-cell table:formula="of:=CONCATENATE([.A33];&quot;='&quot;;[.B33];&quot;';&quot;)" office:value-type="string" office:string-value="SsizeMustBeAtLeastOne='Tamanho necessita ser no minimo 1!';">
            <text:p>SsizeMustBeAtLeastOne='Tamanho necessita ser no minimo 1!';</text:p>
          </table:table-cell>
        </table:table-row>
        <table:table-row table:style-name="ro1">
          <table:table-cell office:value-type="string">
            <text:p>SstringSizeOutOfBounds</text:p>
          </table:table-cell>
          <table:table-cell office:value-type="string">
            <text:p>Tamanho máximo da string fora dos limites!</text:p>
          </table:table-cell>
          <table:table-cell table:formula="of:=CONCATENATE([.A34];&quot;='&quot;;[.B34];&quot;';&quot;)" office:value-type="string" office:string-value="SstringSizeOutOfBounds='Tamanho máximo da string fora dos limites!';">
            <text:p>SstringSizeOutOfBounds='Tamanho máximo da string fora dos limites!';</text:p>
          </table:table-cell>
        </table:table-row>
        <table:table-row table:style-name="ro1">
          <table:table-cell office:value-type="string">
            <text:p>SinvalidType</text:p>
          </table:table-cell>
          <table:table-cell office:value-type="string">
            <text:p>Tipo inválido!</text:p>
          </table:table-cell>
          <table:table-cell table:formula="of:=CONCATENATE([.A35];&quot;='&quot;;[.B35];&quot;';&quot;)" office:value-type="string" office:string-value="SinvalidType='Tipo inválido!';">
            <text:p>SinvalidType='Tipo inválido!';</text:p>
          </table:table-cell>
        </table:table-row>
        <table:table-row table:style-name="ro1">
          <table:table-cell office:value-type="string">
            <text:p>SinvalidValue</text:p>
          </table:table-cell>
          <table:table-cell office:value-type="string">
            <text:p>Valor das propriedades inválido!</text:p>
          </table:table-cell>
          <table:table-cell table:formula="of:=CONCATENATE([.A36];&quot;='&quot;;[.B36];&quot;';&quot;)" office:value-type="string" office:string-value="SinvalidValue='Valor das propriedades inválido!';">
            <text:p>SinvalidValue='Valor das propriedades inválido!';</text:p>
          </table:table-cell>
        </table:table-row>
        <table:table-row table:style-name="ro1">
          <table:table-cell office:value-type="string">
            <text:p>SinvalidWinSockVersion</text:p>
          </table:table-cell>
          <table:table-cell office:value-type="string">
            <text:p>Versao incorreta da WinSock. Requerida versao 2.0</text:p>
          </table:table-cell>
          <table:table-cell table:formula="of:=CONCATENATE([.A37];&quot;='&quot;;[.B37];&quot;';&quot;)" office:value-type="string" office:string-value="SinvalidWinSockVersion='Versao incorreta da WinSock. Requerida versao 2.0';">
            <text:p>SinvalidWinSockVersion='Versao incorreta da WinSock. Requerida versao 2.0';</text:p>
          </table:table-cell>
        </table:table-row>
      </table:table>
      <table:table table:name="Planilh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Planilha1.A1:Planilha1.B7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4">14/01/2010</text:date>, <text:time>22:23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bioLG </meta:initial-creator>
    <meta:creation-date>2010-01-13T18:32:27</meta:creation-date>
    <dc:date>2010-01-14T22:23:49</dc:date>
    <dc:creator>FabioLG </dc:creator>
    <meta:editing-duration>PT01H47M36S</meta:editing-duration>
    <meta:editing-cycles>9</meta:editing-cycles>
    <meta:generator>OpenOffice.org/3.1$Unix OpenOffice.org_project/310m19$Build-9420</meta:generator>
    <meta:document-statistic meta:table-count="3" meta:cell-count="228" meta:object-count="0"/>
  </office:meta>
</office:document-meta>
</file>